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0.4583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0.3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Formular_20_1">
      <style:table-properties table:display="true" style:writing-mode="lr-tb"/>
    </style:style>
    <style:style style:name="ta2" style:family="table" style:master-page-name="PageStyle_5f_Formular_20_2">
      <style:table-properties table:display="true" style:writing-mode="lr-tb"/>
    </style:style>
    <style:style style:name="ta3" style:family="table" style:master-page-name="PageStyle_5f_Formular_20_3">
      <style:table-properties table:display="true" style:writing-mode="lr-tb"/>
    </style:style>
    <style:style style:name="ta4" style:family="table" style:master-page-name="PageStyle_5f_Parameter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6" style:base-cell-address="'Formular 1'.C6"/>
      <style:map style:condition="cell-content()=&quot;[    ]&quot;" style:apply-style-name="ConditionalStyle_5f_17" style:base-cell-address="'Formular 1'.C6"/>
      <style:map style:condition="cell-content()=&quot;   &quot;" style:apply-style-name="ConditionalStyle_5f_18" style:base-cell-address="'Formular 1'.C6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D6"/>
      <style:map style:condition="cell-content()=&quot;[    ]&quot;" style:apply-style-name="ConditionalStyle_5f_14" style:base-cell-address="'Formular 1'.D6"/>
      <style:map style:condition="cell-content()=&quot;   &quot;" style:apply-style-name="ConditionalStyle_5f_13" style:base-cell-address="'Formular 1'.D6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K12"/>
      <style:map style:condition="cell-content()=&quot;[    ]&quot;" style:apply-style-name="ConditionalStyle_5f_14" style:base-cell-address="'Formular 1'.K12"/>
      <style:map style:condition="cell-content()=&quot;   &quot;" style:apply-style-name="ConditionalStyle_5f_13" style:base-cell-address="'Formular 1'.K12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L13"/>
      <style:map style:condition="cell-content()=&quot;[    ]&quot;" style:apply-style-name="ConditionalStyle_5f_14" style:base-cell-address="'Formular 1'.L13"/>
      <style:map style:condition="cell-content()=&quot;   &quot;" style:apply-style-name="ConditionalStyle_5f_13" style:base-cell-address="'Formular 1'.L13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6"/>
      <style:map style:condition="cell-content()=&quot;[    ]&quot;" style:apply-style-name="ConditionalStyle_5f_14" style:base-cell-address="'Formular 1'.W6"/>
      <style:map style:condition="cell-content()=&quot;   &quot;" style:apply-style-name="ConditionalStyle_5f_13" style:base-cell-address="'Formular 1'.W6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7"/>
      <style:map style:condition="cell-content()=&quot;[    ]&quot;" style:apply-style-name="ConditionalStyle_5f_14" style:base-cell-address="'Formular 1'.W7"/>
      <style:map style:condition="cell-content()=&quot;   &quot;" style:apply-style-name="ConditionalStyle_5f_13" style:base-cell-address="'Formular 1'.W7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8"/>
      <style:map style:condition="cell-content()=&quot;[    ]&quot;" style:apply-style-name="ConditionalStyle_5f_14" style:base-cell-address="'Formular 1'.W8"/>
      <style:map style:condition="cell-content()=&quot;   &quot;" style:apply-style-name="ConditionalStyle_5f_13" style:base-cell-address="'Formular 1'.W8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9"/>
      <style:map style:condition="cell-content()=&quot;[    ]&quot;" style:apply-style-name="ConditionalStyle_5f_14" style:base-cell-address="'Formular 1'.W9"/>
      <style:map style:condition="cell-content()=&quot;   &quot;" style:apply-style-name="ConditionalStyle_5f_13" style:base-cell-address="'Formular 1'.W9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0"/>
      <style:map style:condition="cell-content()=&quot;[    ]&quot;" style:apply-style-name="ConditionalStyle_5f_14" style:base-cell-address="'Formular 1'.W10"/>
      <style:map style:condition="cell-content()=&quot;   &quot;" style:apply-style-name="ConditionalStyle_5f_13" style:base-cell-address="'Formular 1'.W10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1"/>
      <style:map style:condition="cell-content()=&quot;[    ]&quot;" style:apply-style-name="ConditionalStyle_5f_14" style:base-cell-address="'Formular 1'.W11"/>
      <style:map style:condition="cell-content()=&quot;   &quot;" style:apply-style-name="ConditionalStyle_5f_13" style:base-cell-address="'Formular 1'.W11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2"/>
      <style:map style:condition="cell-content()=&quot;[    ]&quot;" style:apply-style-name="ConditionalStyle_5f_14" style:base-cell-address="'Formular 1'.W12"/>
      <style:map style:condition="cell-content()=&quot;   &quot;" style:apply-style-name="ConditionalStyle_5f_13" style:base-cell-address="'Formular 1'.W12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3"/>
      <style:map style:condition="cell-content()=&quot;[    ]&quot;" style:apply-style-name="ConditionalStyle_5f_14" style:base-cell-address="'Formular 1'.W13"/>
      <style:map style:condition="cell-content()=&quot;   &quot;" style:apply-style-name="ConditionalStyle_5f_13" style:base-cell-address="'Formular 1'.W13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4"/>
      <style:map style:condition="cell-content()=&quot;[    ]&quot;" style:apply-style-name="ConditionalStyle_5f_14" style:base-cell-address="'Formular 1'.W14"/>
      <style:map style:condition="cell-content()=&quot;   &quot;" style:apply-style-name="ConditionalStyle_5f_13" style:base-cell-address="'Formular 1'.W14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5"/>
      <style:map style:condition="cell-content()=&quot;[    ]&quot;" style:apply-style-name="ConditionalStyle_5f_14" style:base-cell-address="'Formular 1'.W15"/>
      <style:map style:condition="cell-content()=&quot;   &quot;" style:apply-style-name="ConditionalStyle_5f_13" style:base-cell-address="'Formular 1'.W15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6"/>
      <style:map style:condition="cell-content()=&quot;[    ]&quot;" style:apply-style-name="ConditionalStyle_5f_14" style:base-cell-address="'Formular 1'.W16"/>
      <style:map style:condition="cell-content()=&quot;   &quot;" style:apply-style-name="ConditionalStyle_5f_13" style:base-cell-address="'Formular 1'.W16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6"/>
      <style:map style:condition="cell-content()=&quot;[    ]&quot;" style:apply-style-name="ConditionalStyle_5f_14" style:base-cell-address="'Formular 1'.X6"/>
      <style:map style:condition="cell-content()=&quot;   &quot;" style:apply-style-name="ConditionalStyle_5f_13" style:base-cell-address="'Formular 1'.X6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7"/>
      <style:map style:condition="cell-content()=&quot;[    ]&quot;" style:apply-style-name="ConditionalStyle_5f_14" style:base-cell-address="'Formular 1'.X7"/>
      <style:map style:condition="cell-content()=&quot;   &quot;" style:apply-style-name="ConditionalStyle_5f_13" style:base-cell-address="'Formular 1'.X7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8"/>
      <style:map style:condition="cell-content()=&quot;[    ]&quot;" style:apply-style-name="ConditionalStyle_5f_14" style:base-cell-address="'Formular 1'.X8"/>
      <style:map style:condition="cell-content()=&quot;   &quot;" style:apply-style-name="ConditionalStyle_5f_13" style:base-cell-address="'Formular 1'.X8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9"/>
      <style:map style:condition="cell-content()=&quot;[    ]&quot;" style:apply-style-name="ConditionalStyle_5f_14" style:base-cell-address="'Formular 1'.X9"/>
      <style:map style:condition="cell-content()=&quot;   &quot;" style:apply-style-name="ConditionalStyle_5f_13" style:base-cell-address="'Formular 1'.X9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0"/>
      <style:map style:condition="cell-content()=&quot;[    ]&quot;" style:apply-style-name="ConditionalStyle_5f_14" style:base-cell-address="'Formular 1'.X10"/>
      <style:map style:condition="cell-content()=&quot;   &quot;" style:apply-style-name="ConditionalStyle_5f_13" style:base-cell-address="'Formular 1'.X10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1"/>
      <style:map style:condition="cell-content()=&quot;[    ]&quot;" style:apply-style-name="ConditionalStyle_5f_14" style:base-cell-address="'Formular 1'.X11"/>
      <style:map style:condition="cell-content()=&quot;   &quot;" style:apply-style-name="ConditionalStyle_5f_13" style:base-cell-address="'Formular 1'.X11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2"/>
      <style:map style:condition="cell-content()=&quot;[    ]&quot;" style:apply-style-name="ConditionalStyle_5f_14" style:base-cell-address="'Formular 1'.X12"/>
      <style:map style:condition="cell-content()=&quot;   &quot;" style:apply-style-name="ConditionalStyle_5f_13" style:base-cell-address="'Formular 1'.X12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3"/>
      <style:map style:condition="cell-content()=&quot;[    ]&quot;" style:apply-style-name="ConditionalStyle_5f_14" style:base-cell-address="'Formular 1'.X13"/>
      <style:map style:condition="cell-content()=&quot;   &quot;" style:apply-style-name="ConditionalStyle_5f_13" style:base-cell-address="'Formular 1'.X13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4"/>
      <style:map style:condition="cell-content()=&quot;[    ]&quot;" style:apply-style-name="ConditionalStyle_5f_14" style:base-cell-address="'Formular 1'.X14"/>
      <style:map style:condition="cell-content()=&quot;   &quot;" style:apply-style-name="ConditionalStyle_5f_13" style:base-cell-address="'Formular 1'.X14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5"/>
      <style:map style:condition="cell-content()=&quot;[    ]&quot;" style:apply-style-name="ConditionalStyle_5f_14" style:base-cell-address="'Formular 1'.X15"/>
      <style:map style:condition="cell-content()=&quot;   &quot;" style:apply-style-name="ConditionalStyle_5f_13" style:base-cell-address="'Formular 1'.X15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6"/>
      <style:map style:condition="cell-content()=&quot;[    ]&quot;" style:apply-style-name="ConditionalStyle_5f_14" style:base-cell-address="'Formular 1'.X16"/>
      <style:map style:condition="cell-content()=&quot;   &quot;" style:apply-style-name="ConditionalStyle_5f_13" style:base-cell-address="'Formular 1'.X16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6"/>
      <style:map style:condition="cell-content()=&quot;[    ]&quot;" style:apply-style-name="ConditionalStyle_5f_14" style:base-cell-address="'Formular 1'.Y6"/>
      <style:map style:condition="cell-content()=&quot;   &quot;" style:apply-style-name="ConditionalStyle_5f_13" style:base-cell-address="'Formular 1'.Y6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7"/>
      <style:map style:condition="cell-content()=&quot;[    ]&quot;" style:apply-style-name="ConditionalStyle_5f_14" style:base-cell-address="'Formular 1'.Y7"/>
      <style:map style:condition="cell-content()=&quot;   &quot;" style:apply-style-name="ConditionalStyle_5f_13" style:base-cell-address="'Formular 1'.Y7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8"/>
      <style:map style:condition="cell-content()=&quot;[    ]&quot;" style:apply-style-name="ConditionalStyle_5f_14" style:base-cell-address="'Formular 1'.Y8"/>
      <style:map style:condition="cell-content()=&quot;   &quot;" style:apply-style-name="ConditionalStyle_5f_13" style:base-cell-address="'Formular 1'.Y8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9"/>
      <style:map style:condition="cell-content()=&quot;[    ]&quot;" style:apply-style-name="ConditionalStyle_5f_14" style:base-cell-address="'Formular 1'.Y9"/>
      <style:map style:condition="cell-content()=&quot;   &quot;" style:apply-style-name="ConditionalStyle_5f_13" style:base-cell-address="'Formular 1'.Y9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0"/>
      <style:map style:condition="cell-content()=&quot;[    ]&quot;" style:apply-style-name="ConditionalStyle_5f_14" style:base-cell-address="'Formular 1'.Y10"/>
      <style:map style:condition="cell-content()=&quot;   &quot;" style:apply-style-name="ConditionalStyle_5f_13" style:base-cell-address="'Formular 1'.Y10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1"/>
      <style:map style:condition="cell-content()=&quot;[    ]&quot;" style:apply-style-name="ConditionalStyle_5f_14" style:base-cell-address="'Formular 1'.Y11"/>
      <style:map style:condition="cell-content()=&quot;   &quot;" style:apply-style-name="ConditionalStyle_5f_13" style:base-cell-address="'Formular 1'.Y11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2"/>
      <style:map style:condition="cell-content()=&quot;[    ]&quot;" style:apply-style-name="ConditionalStyle_5f_14" style:base-cell-address="'Formular 1'.Y12"/>
      <style:map style:condition="cell-content()=&quot;   &quot;" style:apply-style-name="ConditionalStyle_5f_13" style:base-cell-address="'Formular 1'.Y12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3"/>
      <style:map style:condition="cell-content()=&quot;[    ]&quot;" style:apply-style-name="ConditionalStyle_5f_14" style:base-cell-address="'Formular 1'.Y13"/>
      <style:map style:condition="cell-content()=&quot;   &quot;" style:apply-style-name="ConditionalStyle_5f_13" style:base-cell-address="'Formular 1'.Y13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4"/>
      <style:map style:condition="cell-content()=&quot;[    ]&quot;" style:apply-style-name="ConditionalStyle_5f_14" style:base-cell-address="'Formular 1'.Y14"/>
      <style:map style:condition="cell-content()=&quot;   &quot;" style:apply-style-name="ConditionalStyle_5f_13" style:base-cell-address="'Formular 1'.Y14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5"/>
      <style:map style:condition="cell-content()=&quot;[    ]&quot;" style:apply-style-name="ConditionalStyle_5f_14" style:base-cell-address="'Formular 1'.Y15"/>
      <style:map style:condition="cell-content()=&quot;   &quot;" style:apply-style-name="ConditionalStyle_5f_13" style:base-cell-address="'Formular 1'.Y15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6"/>
      <style:map style:condition="cell-content()=&quot;[    ]&quot;" style:apply-style-name="ConditionalStyle_5f_14" style:base-cell-address="'Formular 1'.Y16"/>
      <style:map style:condition="cell-content()=&quot;   &quot;" style:apply-style-name="ConditionalStyle_5f_13" style:base-cell-address="'Formular 1'.Y16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2" style:base-cell-address="'Formular 2'.C6"/>
      <style:map style:condition="cell-content()=&quot;[    ]&quot;" style:apply-style-name="ConditionalStyle_5f_11" style:base-cell-address="'Formular 2'.C6"/>
      <style:map style:condition="cell-content()=&quot;   &quot;" style:apply-style-name="ConditionalStyle_5f_10" style:base-cell-address="'Formular 2'.C6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9" style:base-cell-address="'Formular 2'.D6"/>
      <style:map style:condition="cell-content()=&quot;[    ]&quot;" style:apply-style-name="ConditionalStyle_5f_8" style:base-cell-address="'Formular 2'.D6"/>
      <style:map style:condition="cell-content()=&quot;   &quot;" style:apply-style-name="ConditionalStyle_5f_7" style:base-cell-address="'Formular 2'.D6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6" style:base-cell-address="'Formular 3'.C6"/>
      <style:map style:condition="cell-content()=&quot;[    ]&quot;" style:apply-style-name="ConditionalStyle_5f_5" style:base-cell-address="'Formular 3'.C6"/>
      <style:map style:condition="cell-content()=&quot;   &quot;" style:apply-style-name="ConditionalStyle_5f_4" style:base-cell-address="'Formular 3'.C6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3" style:base-cell-address="'Formular 3'.D6"/>
      <style:map style:condition="cell-content()=&quot;[    ]&quot;" style:apply-style-name="ConditionalStyle_5f_2" style:base-cell-address="'Formular 3'.D6"/>
      <style:map style:condition="cell-content()=&quot;   &quot;" style:apply-style-name="ConditionalStyle_5f_1" style:base-cell-address="'Formular 3'.D6"/>
    </style:style>
    <style:style style:name="ce48" style:family="table-cell" style:parent-style-name="Default">
      <style:table-cell-properties fo:background-color="#ff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ular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number-columns-repeated="3" table:default-cell-style-name="Default"/>
        <table:table-row table:style-name="ro1">
          <table:table-cell table:number-columns-repeated="25"/>
        </table:table-row>
        <table:table-row table:style-name="ro2">
          <table:table-cell/>
          <table:table-cell table:style-name="ce1" office:value-type="string" calcext:value-type="string">
            <text:p>Aufgabe:</text:p>
          </table:table-cell>
          <table:table-cell office:value-type="string" calcext:value-type="string">
            <text:p>Schritt 2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3">
          <table:table-cell table:number-columns-repeated="2"/>
          <table:table-cell table:style-name="ce4" office:value-type="string" calcext:value-type="string">
            <text:p>Takt / Clock Cycle (CC)</text:p>
          </table:table-cell>
          <table:table-cell table:style-name="ce6" table:number-columns-repeated="21"/>
          <table:table-cell table:style-name="ce32"/>
        </table:table-row>
        <table:table-row table:style-name="ro3">
          <table:table-cell/>
          <table:table-cell table:style-name="ce2" office:value-type="string" calcext:value-type="string">
            <text:p>Befeh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5]+1" office:value-type="float" office:value="2" calcext:value-type="float">
            <text:p/>
          </table:table-cell>
          <table:table-cell table:style-name="ce3" table:formula="of:=[.D5]+1" office:value-type="float" office:value="3" calcext:value-type="float">
            <text:p/>
          </table:table-cell>
          <table:table-cell table:style-name="ce3" table:formula="of:=[.E5]+1" office:value-type="float" office:value="4" calcext:value-type="float">
            <text:p/>
          </table:table-cell>
          <table:table-cell table:style-name="ce3" table:formula="of:=[.F5]+1" office:value-type="float" office:value="5" calcext:value-type="float">
            <text:p/>
          </table:table-cell>
          <table:table-cell table:style-name="ce3" table:formula="of:=[.G5]+1" office:value-type="float" office:value="6" calcext:value-type="float">
            <text:p/>
          </table:table-cell>
          <table:table-cell table:style-name="ce3" table:formula="of:=[.H5]+1" office:value-type="float" office:value="7" calcext:value-type="float">
            <text:p/>
          </table:table-cell>
          <table:table-cell table:style-name="ce3" table:formula="of:=[.I5]+1" office:value-type="float" office:value="8" calcext:value-type="float">
            <text:p/>
          </table:table-cell>
          <table:table-cell table:style-name="ce3" table:formula="of:=[.J5]+1" office:value-type="float" office:value="9" calcext:value-type="float">
            <text:p/>
          </table:table-cell>
          <table:table-cell table:style-name="ce3" table:formula="of:=[.K5]+1" office:value-type="float" office:value="10" calcext:value-type="float">
            <text:p/>
          </table:table-cell>
          <table:table-cell table:style-name="ce3" table:formula="of:=[.L5]+1" office:value-type="float" office:value="11" calcext:value-type="float">
            <text:p/>
          </table:table-cell>
          <table:table-cell table:style-name="ce3" table:formula="of:=[.M5]+1" office:value-type="float" office:value="12" calcext:value-type="float">
            <text:p/>
          </table:table-cell>
          <table:table-cell table:style-name="ce3" table:formula="of:=[.N5]+1" office:value-type="float" office:value="13" calcext:value-type="float">
            <text:p/>
          </table:table-cell>
          <table:table-cell table:style-name="ce3" table:formula="of:=[.O5]+1" office:value-type="float" office:value="14" calcext:value-type="float">
            <text:p/>
          </table:table-cell>
          <table:table-cell table:style-name="ce3" table:formula="of:=[.P5]+1" office:value-type="float" office:value="15" calcext:value-type="float">
            <text:p/>
          </table:table-cell>
          <table:table-cell table:style-name="ce3" table:formula="of:=[.Q5]+1" office:value-type="float" office:value="16" calcext:value-type="float">
            <text:p/>
          </table:table-cell>
          <table:table-cell table:style-name="ce3" table:formula="of:=[.R5]+1" office:value-type="float" office:value="17" calcext:value-type="float">
            <text:p/>
          </table:table-cell>
          <table:table-cell table:style-name="ce3" table:formula="of:=[.S5]+1" office:value-type="float" office:value="18" calcext:value-type="float">
            <text:p/>
          </table:table-cell>
          <table:table-cell table:style-name="ce3" table:formula="of:=[.T5]+1" office:value-type="float" office:value="19" calcext:value-type="float">
            <text:p/>
          </table:table-cell>
          <table:table-cell table:style-name="ce3" table:formula="of:=[.U5]+1" office:value-type="float" office:value="20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5" office:value-type="string" calcext:value-type="string">
            <text:p>F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15"/>
          <table:table-cell table:style-name="ce10"/>
          <table:table-cell table:style-name="ce21"/>
          <table:table-cell table:style-name="ce33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14"/>
          <table:table-cell table:style-name="ce11"/>
          <table:table-cell table:style-name="ce22"/>
          <table:table-cell table:style-name="ce34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13"/>
          <table:table-cell table:style-name="ce12"/>
          <table:table-cell table:style-name="ce23"/>
          <table:table-cell table:style-name="ce35"/>
        </table:table-row>
        <table:table-row table:style-name="ro4">
          <table:table-cell/>
          <table:table-cell table:style-name="ce3" office:value-type="string" calcext:value-type="string">
            <text:p>l.lwz</text:p>
          </table:table-cell>
          <table:table-cell table:style-name="ce5"/>
          <table:table-cell table:style-name="ce7" table:number-columns-repeated="2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10"/>
          <table:table-cell table:style-name="ce13"/>
          <table:table-cell table:style-name="ce24"/>
          <table:table-cell table:style-name="ce36"/>
        </table:table-row>
        <table:table-row table:style-name="ro4">
          <table:table-cell/>
          <table:table-cell table:style-name="ce3" office:value-type="string" calcext:value-type="string">
            <text:p>l.sfgtsi</text:p>
          </table:table-cell>
          <table:table-cell table:style-name="ce5"/>
          <table:table-cell table:style-name="ce7" table:number-columns-repeated="3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D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7"/>
          <table:table-cell table:style-name="ce14"/>
          <table:table-cell table:style-name="ce25"/>
          <table:table-cell table:style-name="ce37"/>
        </table:table-row>
        <table:table-row table:style-name="ro4">
          <table:table-cell/>
          <table:table-cell table:style-name="ce3" office:value-type="string" calcext:value-type="string">
            <text:p>l.bnf</text:p>
          </table:table-cell>
          <table:table-cell table:style-name="ce5"/>
          <table:table-cell table:style-name="ce7" table:number-columns-repeated="4"/>
          <table:table-cell table:style-name="ce7" office:value-type="string" calcext:value-type="string">
            <text:p>F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string" calcext:value-type="string">
            <text:p>D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M</text:p>
          </table:table-cell>
          <table:table-cell table:style-name="ce7" table:number-columns-repeated="5"/>
          <table:table-cell table:style-name="ce15"/>
          <table:table-cell table:style-name="ce26"/>
          <table:table-cell table:style-name="ce38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7" table:number-columns-repeated="5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3"/>
          <table:table-cell table:style-name="ce16"/>
          <table:table-cell table:style-name="ce27"/>
          <table:table-cell table:style-name="ce39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7" table:number-columns-repeated="6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D</text:p>
          </table:table-cell>
          <table:table-cell table:number-columns-repeated="5" table:style-name="ce9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2"/>
          <table:table-cell table:style-name="ce17"/>
          <table:table-cell table:style-name="ce28"/>
          <table:table-cell table:style-name="ce40"/>
        </table:table-row>
        <table:table-row table:style-name="ro4">
          <table:table-cell/>
          <table:table-cell table:style-name="ce3" office:value-type="string" calcext:value-type="string">
            <text:p>l.sfeqi</text:p>
          </table:table-cell>
          <table:table-cell table:style-name="ce5"/>
          <table:table-cell table:style-name="ce7" table:number-columns-repeated="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W</text:p>
          </table:table-cell>
          <table:table-cell table:style-name="ce7"/>
          <table:table-cell table:style-name="ce18"/>
          <table:table-cell table:style-name="ce29"/>
          <table:table-cell table:style-name="ce41"/>
        </table:table-row>
        <table:table-row table:style-name="ro4">
          <table:table-cell/>
          <table:table-cell table:style-name="ce3" office:value-type="string" calcext:value-type="string">
            <text:p>l.bnf</text:p>
          </table:table-cell>
          <table:table-cell table:style-name="ce5"/>
          <table:table-cell table:style-name="ce7" table:number-columns-repeated="8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D</text:p>
          </table:table-cell>
          <table:table-cell table:number-columns-repeated="8" table:style-name="ce7" office:value-type="string" calcext:value-type="string">
            <text:p>-</text:p>
          </table:table-cell>
          <table:table-cell table:style-name="ce7" office:value-type="string" calcext:value-type="string">
            <text:p>X</text:p>
          </table:table-cell>
          <table:table-cell table:style-name="ce19" office:value-type="string" calcext:value-type="string">
            <text:p>M</text:p>
          </table:table-cell>
          <table:table-cell table:style-name="ce30"/>
          <table:table-cell table:style-name="ce42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7" table:number-columns-repeated="9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D</text:p>
          </table:table-cell>
          <table:table-cell table:number-columns-repeated="8" table:style-name="ce7" office:value-type="string" calcext:value-type="string">
            <text:p>-</text:p>
          </table:table-cell>
          <table:table-cell table:style-name="ce20" office:value-type="string" calcext:value-type="string">
            <text:p>X</text:p>
          </table:table-cell>
          <table:table-cell table:style-name="ce31" office:value-type="string" calcext:value-type="string">
            <text:p>M</text:p>
          </table:table-cell>
          <table:table-cell table:style-name="ce43" office:value-type="string" calcext:value-type="string">
            <text:p>W</text:p>
          </table:table-cell>
        </table:table-row>
        <table:table-row table:style-name="ro1" table:number-rows-repeated="1048547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'Formular 1'.C6:'Formular 1'.C16">
            <calcext:condition calcext:apply-style-name="ConditionalStyle_16" calcext:value="=&quot;[    ]&quot;" calcext:base-cell-address="'Formular 1'.C6"/>
            <calcext:condition calcext:apply-style-name="ConditionalStyle_17" calcext:value="=&quot;[    ]&quot;" calcext:base-cell-address="'Formular 1'.C6"/>
            <calcext:condition calcext:apply-style-name="ConditionalStyle_18" calcext:value="=&quot;   &quot;" calcext:base-cell-address="'Formular 1'.C6"/>
          </calcext:conditional-format>
          <calcext:conditional-format calcext:target-range-address="'Formular 1'.D6:'Formular 1'.V11 'Formular 1'.D14:'Formular 1'.V16 'Formular 1'.D12:'Formular 1'.J12 'Formular 1'.P12:'Formular 1'.V12 'Formular 1'.D13:'Formular 1'.K13 'Formular 1'.Q13:'Formular 1'.V13">
            <calcext:condition calcext:apply-style-name="ConditionalStyle_15" calcext:value="=&quot;[    ]&quot;" calcext:base-cell-address="'Formular 1'.D6"/>
            <calcext:condition calcext:apply-style-name="ConditionalStyle_14" calcext:value="=&quot;[    ]&quot;" calcext:base-cell-address="'Formular 1'.D6"/>
            <calcext:condition calcext:apply-style-name="ConditionalStyle_13" calcext:value="=&quot;   &quot;" calcext:base-cell-address="'Formular 1'.D6"/>
          </calcext:conditional-format>
          <calcext:conditional-format calcext:target-range-address="'Formular 1'.K12:'Formular 1'.O12">
            <calcext:condition calcext:apply-style-name="ConditionalStyle_15" calcext:value="=&quot;[    ]&quot;" calcext:base-cell-address="'Formular 1'.K12"/>
            <calcext:condition calcext:apply-style-name="ConditionalStyle_14" calcext:value="=&quot;[    ]&quot;" calcext:base-cell-address="'Formular 1'.K12"/>
            <calcext:condition calcext:apply-style-name="ConditionalStyle_13" calcext:value="=&quot;   &quot;" calcext:base-cell-address="'Formular 1'.K12"/>
          </calcext:conditional-format>
          <calcext:conditional-format calcext:target-range-address="'Formular 1'.L13:'Formular 1'.P13">
            <calcext:condition calcext:apply-style-name="ConditionalStyle_15" calcext:value="=&quot;[    ]&quot;" calcext:base-cell-address="'Formular 1'.L13"/>
            <calcext:condition calcext:apply-style-name="ConditionalStyle_14" calcext:value="=&quot;[    ]&quot;" calcext:base-cell-address="'Formular 1'.L13"/>
            <calcext:condition calcext:apply-style-name="ConditionalStyle_13" calcext:value="=&quot;   &quot;" calcext:base-cell-address="'Formular 1'.L13"/>
          </calcext:conditional-format>
          <calcext:conditional-format calcext:target-range-address="'Formular 1'.W6:'Formular 1'.W6">
            <calcext:condition calcext:apply-style-name="ConditionalStyle_15" calcext:value="=&quot;[    ]&quot;" calcext:base-cell-address="'Formular 1'.W6"/>
            <calcext:condition calcext:apply-style-name="ConditionalStyle_14" calcext:value="=&quot;[    ]&quot;" calcext:base-cell-address="'Formular 1'.W6"/>
            <calcext:condition calcext:apply-style-name="ConditionalStyle_13" calcext:value="=&quot;   &quot;" calcext:base-cell-address="'Formular 1'.W6"/>
          </calcext:conditional-format>
          <calcext:conditional-format calcext:target-range-address="'Formular 1'.X6:'Formular 1'.X6">
            <calcext:condition calcext:apply-style-name="ConditionalStyle_15" calcext:value="=&quot;[    ]&quot;" calcext:base-cell-address="'Formular 1'.X6"/>
            <calcext:condition calcext:apply-style-name="ConditionalStyle_14" calcext:value="=&quot;[    ]&quot;" calcext:base-cell-address="'Formular 1'.X6"/>
            <calcext:condition calcext:apply-style-name="ConditionalStyle_13" calcext:value="=&quot;   &quot;" calcext:base-cell-address="'Formular 1'.X6"/>
          </calcext:conditional-format>
          <calcext:conditional-format calcext:target-range-address="'Formular 1'.Y6:'Formular 1'.Y6">
            <calcext:condition calcext:apply-style-name="ConditionalStyle_15" calcext:value="=&quot;[    ]&quot;" calcext:base-cell-address="'Formular 1'.Y6"/>
            <calcext:condition calcext:apply-style-name="ConditionalStyle_14" calcext:value="=&quot;[    ]&quot;" calcext:base-cell-address="'Formular 1'.Y6"/>
            <calcext:condition calcext:apply-style-name="ConditionalStyle_13" calcext:value="=&quot;   &quot;" calcext:base-cell-address="'Formular 1'.Y6"/>
          </calcext:conditional-format>
          <calcext:conditional-format calcext:target-range-address="'Formular 1'.W7:'Formular 1'.W7">
            <calcext:condition calcext:apply-style-name="ConditionalStyle_15" calcext:value="=&quot;[    ]&quot;" calcext:base-cell-address="'Formular 1'.W7"/>
            <calcext:condition calcext:apply-style-name="ConditionalStyle_14" calcext:value="=&quot;[    ]&quot;" calcext:base-cell-address="'Formular 1'.W7"/>
            <calcext:condition calcext:apply-style-name="ConditionalStyle_13" calcext:value="=&quot;   &quot;" calcext:base-cell-address="'Formular 1'.W7"/>
          </calcext:conditional-format>
          <calcext:conditional-format calcext:target-range-address="'Formular 1'.X7:'Formular 1'.X7">
            <calcext:condition calcext:apply-style-name="ConditionalStyle_15" calcext:value="=&quot;[    ]&quot;" calcext:base-cell-address="'Formular 1'.X7"/>
            <calcext:condition calcext:apply-style-name="ConditionalStyle_14" calcext:value="=&quot;[    ]&quot;" calcext:base-cell-address="'Formular 1'.X7"/>
            <calcext:condition calcext:apply-style-name="ConditionalStyle_13" calcext:value="=&quot;   &quot;" calcext:base-cell-address="'Formular 1'.X7"/>
          </calcext:conditional-format>
          <calcext:conditional-format calcext:target-range-address="'Formular 1'.Y7:'Formular 1'.Y7">
            <calcext:condition calcext:apply-style-name="ConditionalStyle_15" calcext:value="=&quot;[    ]&quot;" calcext:base-cell-address="'Formular 1'.Y7"/>
            <calcext:condition calcext:apply-style-name="ConditionalStyle_14" calcext:value="=&quot;[    ]&quot;" calcext:base-cell-address="'Formular 1'.Y7"/>
            <calcext:condition calcext:apply-style-name="ConditionalStyle_13" calcext:value="=&quot;   &quot;" calcext:base-cell-address="'Formular 1'.Y7"/>
          </calcext:conditional-format>
          <calcext:conditional-format calcext:target-range-address="'Formular 1'.W8:'Formular 1'.W8">
            <calcext:condition calcext:apply-style-name="ConditionalStyle_15" calcext:value="=&quot;[    ]&quot;" calcext:base-cell-address="'Formular 1'.W8"/>
            <calcext:condition calcext:apply-style-name="ConditionalStyle_14" calcext:value="=&quot;[    ]&quot;" calcext:base-cell-address="'Formular 1'.W8"/>
            <calcext:condition calcext:apply-style-name="ConditionalStyle_13" calcext:value="=&quot;   &quot;" calcext:base-cell-address="'Formular 1'.W8"/>
          </calcext:conditional-format>
          <calcext:conditional-format calcext:target-range-address="'Formular 1'.X8:'Formular 1'.X8">
            <calcext:condition calcext:apply-style-name="ConditionalStyle_15" calcext:value="=&quot;[    ]&quot;" calcext:base-cell-address="'Formular 1'.X8"/>
            <calcext:condition calcext:apply-style-name="ConditionalStyle_14" calcext:value="=&quot;[    ]&quot;" calcext:base-cell-address="'Formular 1'.X8"/>
            <calcext:condition calcext:apply-style-name="ConditionalStyle_13" calcext:value="=&quot;   &quot;" calcext:base-cell-address="'Formular 1'.X8"/>
          </calcext:conditional-format>
          <calcext:conditional-format calcext:target-range-address="'Formular 1'.Y8:'Formular 1'.Y8">
            <calcext:condition calcext:apply-style-name="ConditionalStyle_15" calcext:value="=&quot;[    ]&quot;" calcext:base-cell-address="'Formular 1'.Y8"/>
            <calcext:condition calcext:apply-style-name="ConditionalStyle_14" calcext:value="=&quot;[    ]&quot;" calcext:base-cell-address="'Formular 1'.Y8"/>
            <calcext:condition calcext:apply-style-name="ConditionalStyle_13" calcext:value="=&quot;   &quot;" calcext:base-cell-address="'Formular 1'.Y8"/>
          </calcext:conditional-format>
          <calcext:conditional-format calcext:target-range-address="'Formular 1'.W9:'Formular 1'.W9">
            <calcext:condition calcext:apply-style-name="ConditionalStyle_15" calcext:value="=&quot;[    ]&quot;" calcext:base-cell-address="'Formular 1'.W9"/>
            <calcext:condition calcext:apply-style-name="ConditionalStyle_14" calcext:value="=&quot;[    ]&quot;" calcext:base-cell-address="'Formular 1'.W9"/>
            <calcext:condition calcext:apply-style-name="ConditionalStyle_13" calcext:value="=&quot;   &quot;" calcext:base-cell-address="'Formular 1'.W9"/>
          </calcext:conditional-format>
          <calcext:conditional-format calcext:target-range-address="'Formular 1'.X9:'Formular 1'.X9">
            <calcext:condition calcext:apply-style-name="ConditionalStyle_15" calcext:value="=&quot;[    ]&quot;" calcext:base-cell-address="'Formular 1'.X9"/>
            <calcext:condition calcext:apply-style-name="ConditionalStyle_14" calcext:value="=&quot;[    ]&quot;" calcext:base-cell-address="'Formular 1'.X9"/>
            <calcext:condition calcext:apply-style-name="ConditionalStyle_13" calcext:value="=&quot;   &quot;" calcext:base-cell-address="'Formular 1'.X9"/>
          </calcext:conditional-format>
          <calcext:conditional-format calcext:target-range-address="'Formular 1'.Y9:'Formular 1'.Y9">
            <calcext:condition calcext:apply-style-name="ConditionalStyle_15" calcext:value="=&quot;[    ]&quot;" calcext:base-cell-address="'Formular 1'.Y9"/>
            <calcext:condition calcext:apply-style-name="ConditionalStyle_14" calcext:value="=&quot;[    ]&quot;" calcext:base-cell-address="'Formular 1'.Y9"/>
            <calcext:condition calcext:apply-style-name="ConditionalStyle_13" calcext:value="=&quot;   &quot;" calcext:base-cell-address="'Formular 1'.Y9"/>
          </calcext:conditional-format>
          <calcext:conditional-format calcext:target-range-address="'Formular 1'.W10:'Formular 1'.W10">
            <calcext:condition calcext:apply-style-name="ConditionalStyle_15" calcext:value="=&quot;[    ]&quot;" calcext:base-cell-address="'Formular 1'.W10"/>
            <calcext:condition calcext:apply-style-name="ConditionalStyle_14" calcext:value="=&quot;[    ]&quot;" calcext:base-cell-address="'Formular 1'.W10"/>
            <calcext:condition calcext:apply-style-name="ConditionalStyle_13" calcext:value="=&quot;   &quot;" calcext:base-cell-address="'Formular 1'.W10"/>
          </calcext:conditional-format>
          <calcext:conditional-format calcext:target-range-address="'Formular 1'.X10:'Formular 1'.X10">
            <calcext:condition calcext:apply-style-name="ConditionalStyle_15" calcext:value="=&quot;[    ]&quot;" calcext:base-cell-address="'Formular 1'.X10"/>
            <calcext:condition calcext:apply-style-name="ConditionalStyle_14" calcext:value="=&quot;[    ]&quot;" calcext:base-cell-address="'Formular 1'.X10"/>
            <calcext:condition calcext:apply-style-name="ConditionalStyle_13" calcext:value="=&quot;   &quot;" calcext:base-cell-address="'Formular 1'.X10"/>
          </calcext:conditional-format>
          <calcext:conditional-format calcext:target-range-address="'Formular 1'.Y10:'Formular 1'.Y10">
            <calcext:condition calcext:apply-style-name="ConditionalStyle_15" calcext:value="=&quot;[    ]&quot;" calcext:base-cell-address="'Formular 1'.Y10"/>
            <calcext:condition calcext:apply-style-name="ConditionalStyle_14" calcext:value="=&quot;[    ]&quot;" calcext:base-cell-address="'Formular 1'.Y10"/>
            <calcext:condition calcext:apply-style-name="ConditionalStyle_13" calcext:value="=&quot;   &quot;" calcext:base-cell-address="'Formular 1'.Y10"/>
          </calcext:conditional-format>
          <calcext:conditional-format calcext:target-range-address="'Formular 1'.W11:'Formular 1'.W11">
            <calcext:condition calcext:apply-style-name="ConditionalStyle_15" calcext:value="=&quot;[    ]&quot;" calcext:base-cell-address="'Formular 1'.W11"/>
            <calcext:condition calcext:apply-style-name="ConditionalStyle_14" calcext:value="=&quot;[    ]&quot;" calcext:base-cell-address="'Formular 1'.W11"/>
            <calcext:condition calcext:apply-style-name="ConditionalStyle_13" calcext:value="=&quot;   &quot;" calcext:base-cell-address="'Formular 1'.W11"/>
          </calcext:conditional-format>
          <calcext:conditional-format calcext:target-range-address="'Formular 1'.X11:'Formular 1'.X11">
            <calcext:condition calcext:apply-style-name="ConditionalStyle_15" calcext:value="=&quot;[    ]&quot;" calcext:base-cell-address="'Formular 1'.X11"/>
            <calcext:condition calcext:apply-style-name="ConditionalStyle_14" calcext:value="=&quot;[    ]&quot;" calcext:base-cell-address="'Formular 1'.X11"/>
            <calcext:condition calcext:apply-style-name="ConditionalStyle_13" calcext:value="=&quot;   &quot;" calcext:base-cell-address="'Formular 1'.X11"/>
          </calcext:conditional-format>
          <calcext:conditional-format calcext:target-range-address="'Formular 1'.Y11:'Formular 1'.Y11">
            <calcext:condition calcext:apply-style-name="ConditionalStyle_15" calcext:value="=&quot;[    ]&quot;" calcext:base-cell-address="'Formular 1'.Y11"/>
            <calcext:condition calcext:apply-style-name="ConditionalStyle_14" calcext:value="=&quot;[    ]&quot;" calcext:base-cell-address="'Formular 1'.Y11"/>
            <calcext:condition calcext:apply-style-name="ConditionalStyle_13" calcext:value="=&quot;   &quot;" calcext:base-cell-address="'Formular 1'.Y11"/>
          </calcext:conditional-format>
          <calcext:conditional-format calcext:target-range-address="'Formular 1'.W12:'Formular 1'.W12">
            <calcext:condition calcext:apply-style-name="ConditionalStyle_15" calcext:value="=&quot;[    ]&quot;" calcext:base-cell-address="'Formular 1'.W12"/>
            <calcext:condition calcext:apply-style-name="ConditionalStyle_14" calcext:value="=&quot;[    ]&quot;" calcext:base-cell-address="'Formular 1'.W12"/>
            <calcext:condition calcext:apply-style-name="ConditionalStyle_13" calcext:value="=&quot;   &quot;" calcext:base-cell-address="'Formular 1'.W12"/>
          </calcext:conditional-format>
          <calcext:conditional-format calcext:target-range-address="'Formular 1'.X12:'Formular 1'.X12">
            <calcext:condition calcext:apply-style-name="ConditionalStyle_15" calcext:value="=&quot;[    ]&quot;" calcext:base-cell-address="'Formular 1'.X12"/>
            <calcext:condition calcext:apply-style-name="ConditionalStyle_14" calcext:value="=&quot;[    ]&quot;" calcext:base-cell-address="'Formular 1'.X12"/>
            <calcext:condition calcext:apply-style-name="ConditionalStyle_13" calcext:value="=&quot;   &quot;" calcext:base-cell-address="'Formular 1'.X12"/>
          </calcext:conditional-format>
          <calcext:conditional-format calcext:target-range-address="'Formular 1'.Y12:'Formular 1'.Y12">
            <calcext:condition calcext:apply-style-name="ConditionalStyle_15" calcext:value="=&quot;[    ]&quot;" calcext:base-cell-address="'Formular 1'.Y12"/>
            <calcext:condition calcext:apply-style-name="ConditionalStyle_14" calcext:value="=&quot;[    ]&quot;" calcext:base-cell-address="'Formular 1'.Y12"/>
            <calcext:condition calcext:apply-style-name="ConditionalStyle_13" calcext:value="=&quot;   &quot;" calcext:base-cell-address="'Formular 1'.Y12"/>
          </calcext:conditional-format>
          <calcext:conditional-format calcext:target-range-address="'Formular 1'.W13:'Formular 1'.W13">
            <calcext:condition calcext:apply-style-name="ConditionalStyle_15" calcext:value="=&quot;[    ]&quot;" calcext:base-cell-address="'Formular 1'.W13"/>
            <calcext:condition calcext:apply-style-name="ConditionalStyle_14" calcext:value="=&quot;[    ]&quot;" calcext:base-cell-address="'Formular 1'.W13"/>
            <calcext:condition calcext:apply-style-name="ConditionalStyle_13" calcext:value="=&quot;   &quot;" calcext:base-cell-address="'Formular 1'.W13"/>
          </calcext:conditional-format>
          <calcext:conditional-format calcext:target-range-address="'Formular 1'.X13:'Formular 1'.X13">
            <calcext:condition calcext:apply-style-name="ConditionalStyle_15" calcext:value="=&quot;[    ]&quot;" calcext:base-cell-address="'Formular 1'.X13"/>
            <calcext:condition calcext:apply-style-name="ConditionalStyle_14" calcext:value="=&quot;[    ]&quot;" calcext:base-cell-address="'Formular 1'.X13"/>
            <calcext:condition calcext:apply-style-name="ConditionalStyle_13" calcext:value="=&quot;   &quot;" calcext:base-cell-address="'Formular 1'.X13"/>
          </calcext:conditional-format>
          <calcext:conditional-format calcext:target-range-address="'Formular 1'.Y13:'Formular 1'.Y13">
            <calcext:condition calcext:apply-style-name="ConditionalStyle_15" calcext:value="=&quot;[    ]&quot;" calcext:base-cell-address="'Formular 1'.Y13"/>
            <calcext:condition calcext:apply-style-name="ConditionalStyle_14" calcext:value="=&quot;[    ]&quot;" calcext:base-cell-address="'Formular 1'.Y13"/>
            <calcext:condition calcext:apply-style-name="ConditionalStyle_13" calcext:value="=&quot;   &quot;" calcext:base-cell-address="'Formular 1'.Y13"/>
          </calcext:conditional-format>
          <calcext:conditional-format calcext:target-range-address="'Formular 1'.W14:'Formular 1'.W14">
            <calcext:condition calcext:apply-style-name="ConditionalStyle_15" calcext:value="=&quot;[    ]&quot;" calcext:base-cell-address="'Formular 1'.W14"/>
            <calcext:condition calcext:apply-style-name="ConditionalStyle_14" calcext:value="=&quot;[    ]&quot;" calcext:base-cell-address="'Formular 1'.W14"/>
            <calcext:condition calcext:apply-style-name="ConditionalStyle_13" calcext:value="=&quot;   &quot;" calcext:base-cell-address="'Formular 1'.W14"/>
          </calcext:conditional-format>
          <calcext:conditional-format calcext:target-range-address="'Formular 1'.X14:'Formular 1'.X14">
            <calcext:condition calcext:apply-style-name="ConditionalStyle_15" calcext:value="=&quot;[    ]&quot;" calcext:base-cell-address="'Formular 1'.X14"/>
            <calcext:condition calcext:apply-style-name="ConditionalStyle_14" calcext:value="=&quot;[    ]&quot;" calcext:base-cell-address="'Formular 1'.X14"/>
            <calcext:condition calcext:apply-style-name="ConditionalStyle_13" calcext:value="=&quot;   &quot;" calcext:base-cell-address="'Formular 1'.X14"/>
          </calcext:conditional-format>
          <calcext:conditional-format calcext:target-range-address="'Formular 1'.Y14:'Formular 1'.Y14">
            <calcext:condition calcext:apply-style-name="ConditionalStyle_15" calcext:value="=&quot;[    ]&quot;" calcext:base-cell-address="'Formular 1'.Y14"/>
            <calcext:condition calcext:apply-style-name="ConditionalStyle_14" calcext:value="=&quot;[    ]&quot;" calcext:base-cell-address="'Formular 1'.Y14"/>
            <calcext:condition calcext:apply-style-name="ConditionalStyle_13" calcext:value="=&quot;   &quot;" calcext:base-cell-address="'Formular 1'.Y14"/>
          </calcext:conditional-format>
          <calcext:conditional-format calcext:target-range-address="'Formular 1'.W15:'Formular 1'.W15">
            <calcext:condition calcext:apply-style-name="ConditionalStyle_15" calcext:value="=&quot;[    ]&quot;" calcext:base-cell-address="'Formular 1'.W15"/>
            <calcext:condition calcext:apply-style-name="ConditionalStyle_14" calcext:value="=&quot;[    ]&quot;" calcext:base-cell-address="'Formular 1'.W15"/>
            <calcext:condition calcext:apply-style-name="ConditionalStyle_13" calcext:value="=&quot;   &quot;" calcext:base-cell-address="'Formular 1'.W15"/>
          </calcext:conditional-format>
          <calcext:conditional-format calcext:target-range-address="'Formular 1'.X15:'Formular 1'.X15">
            <calcext:condition calcext:apply-style-name="ConditionalStyle_15" calcext:value="=&quot;[    ]&quot;" calcext:base-cell-address="'Formular 1'.X15"/>
            <calcext:condition calcext:apply-style-name="ConditionalStyle_14" calcext:value="=&quot;[    ]&quot;" calcext:base-cell-address="'Formular 1'.X15"/>
            <calcext:condition calcext:apply-style-name="ConditionalStyle_13" calcext:value="=&quot;   &quot;" calcext:base-cell-address="'Formular 1'.X15"/>
          </calcext:conditional-format>
          <calcext:conditional-format calcext:target-range-address="'Formular 1'.Y15:'Formular 1'.Y15">
            <calcext:condition calcext:apply-style-name="ConditionalStyle_15" calcext:value="=&quot;[    ]&quot;" calcext:base-cell-address="'Formular 1'.Y15"/>
            <calcext:condition calcext:apply-style-name="ConditionalStyle_14" calcext:value="=&quot;[    ]&quot;" calcext:base-cell-address="'Formular 1'.Y15"/>
            <calcext:condition calcext:apply-style-name="ConditionalStyle_13" calcext:value="=&quot;   &quot;" calcext:base-cell-address="'Formular 1'.Y15"/>
          </calcext:conditional-format>
          <calcext:conditional-format calcext:target-range-address="'Formular 1'.W16:'Formular 1'.W16">
            <calcext:condition calcext:apply-style-name="ConditionalStyle_15" calcext:value="=&quot;[    ]&quot;" calcext:base-cell-address="'Formular 1'.W16"/>
            <calcext:condition calcext:apply-style-name="ConditionalStyle_14" calcext:value="=&quot;[    ]&quot;" calcext:base-cell-address="'Formular 1'.W16"/>
            <calcext:condition calcext:apply-style-name="ConditionalStyle_13" calcext:value="=&quot;   &quot;" calcext:base-cell-address="'Formular 1'.W16"/>
          </calcext:conditional-format>
          <calcext:conditional-format calcext:target-range-address="'Formular 1'.X16:'Formular 1'.X16">
            <calcext:condition calcext:apply-style-name="ConditionalStyle_15" calcext:value="=&quot;[    ]&quot;" calcext:base-cell-address="'Formular 1'.X16"/>
            <calcext:condition calcext:apply-style-name="ConditionalStyle_14" calcext:value="=&quot;[    ]&quot;" calcext:base-cell-address="'Formular 1'.X16"/>
            <calcext:condition calcext:apply-style-name="ConditionalStyle_13" calcext:value="=&quot;   &quot;" calcext:base-cell-address="'Formular 1'.X16"/>
          </calcext:conditional-format>
          <calcext:conditional-format calcext:target-range-address="'Formular 1'.Y16:'Formular 1'.Y16">
            <calcext:condition calcext:apply-style-name="ConditionalStyle_15" calcext:value="=&quot;[    ]&quot;" calcext:base-cell-address="'Formular 1'.Y16"/>
            <calcext:condition calcext:apply-style-name="ConditionalStyle_14" calcext:value="=&quot;[    ]&quot;" calcext:base-cell-address="'Formular 1'.Y16"/>
            <calcext:condition calcext:apply-style-name="ConditionalStyle_13" calcext:value="=&quot;   &quot;" calcext:base-cell-address="'Formular 1'.Y16"/>
          </calcext:conditional-format>
        </calcext:conditional-formats>
      </table:table>
      <table:table table:name="Formular 2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Aufgabe: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 office:value-type="string" calcext:value-type="string">
            <text:p>Takt / Clock Cycle (CC)</text:p>
          </table:table-cell>
          <table:table-cell table:style-name="ce6" table:number-columns-repeated="18"/>
          <table:table-cell table:style-name="ce32"/>
        </table:table-row>
        <table:table-row table:style-name="ro1">
          <table:table-cell/>
          <table:table-cell table:style-name="ce2" office:value-type="string" calcext:value-type="string">
            <text:p>Befeh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5]+1" office:value-type="float" office:value="2" calcext:value-type="float">
            <text:p/>
          </table:table-cell>
          <table:table-cell table:style-name="ce3" table:formula="of:=[.D5]+1" office:value-type="float" office:value="3" calcext:value-type="float">
            <text:p/>
          </table:table-cell>
          <table:table-cell table:style-name="ce3" table:formula="of:=[.E5]+1" office:value-type="float" office:value="4" calcext:value-type="float">
            <text:p/>
          </table:table-cell>
          <table:table-cell table:style-name="ce3" table:formula="of:=[.F5]+1" office:value-type="float" office:value="5" calcext:value-type="float">
            <text:p/>
          </table:table-cell>
          <table:table-cell table:style-name="ce3" table:formula="of:=[.G5]+1" office:value-type="float" office:value="6" calcext:value-type="float">
            <text:p/>
          </table:table-cell>
          <table:table-cell table:style-name="ce3" table:formula="of:=[.H5]+1" office:value-type="float" office:value="7" calcext:value-type="float">
            <text:p/>
          </table:table-cell>
          <table:table-cell table:style-name="ce3" table:formula="of:=[.I5]+1" office:value-type="float" office:value="8" calcext:value-type="float">
            <text:p/>
          </table:table-cell>
          <table:table-cell table:style-name="ce3" table:formula="of:=[.J5]+1" office:value-type="float" office:value="9" calcext:value-type="float">
            <text:p/>
          </table:table-cell>
          <table:table-cell table:style-name="ce3" table:formula="of:=[.K5]+1" office:value-type="float" office:value="10" calcext:value-type="float">
            <text:p/>
          </table:table-cell>
          <table:table-cell table:style-name="ce3" table:formula="of:=[.L5]+1" office:value-type="float" office:value="11" calcext:value-type="float">
            <text:p/>
          </table:table-cell>
          <table:table-cell table:style-name="ce3" table:formula="of:=[.M5]+1" office:value-type="float" office:value="12" calcext:value-type="float">
            <text:p/>
          </table:table-cell>
          <table:table-cell table:style-name="ce3" table:formula="of:=[.N5]+1" office:value-type="float" office:value="13" calcext:value-type="float">
            <text:p/>
          </table:table-cell>
          <table:table-cell table:style-name="ce3" table:formula="of:=[.O5]+1" office:value-type="float" office:value="14" calcext:value-type="float">
            <text:p/>
          </table:table-cell>
          <table:table-cell table:style-name="ce3" table:formula="of:=[.P5]+1" office:value-type="float" office:value="15" calcext:value-type="float">
            <text:p/>
          </table:table-cell>
          <table:table-cell table:style-name="ce3" table:formula="of:=[.Q5]+1" office:value-type="float" office:value="16" calcext:value-type="float">
            <text:p/>
          </table:table-cell>
          <table:table-cell table:style-name="ce3" table:formula="of:=[.R5]+1" office:value-type="float" office:value="17" calcext:value-type="float">
            <text:p/>
          </table:table-cell>
          <table:table-cell table:style-name="ce3" table:formula="of:=[.S5]+1" office:value-type="float" office:value="18" calcext:value-type="float">
            <text:p/>
          </table:table-cell>
          <table:table-cell table:style-name="ce3" table:formula="of:=[.T5]+1" office:value-type="float" office:value="19" calcext:value-type="float">
            <text:p/>
          </table:table-cell>
          <table:table-cell table:style-name="ce3" table:formula="of:=[.U5]+1" office:value-type="float" office:value="20" calcext:value-type="float">
            <text:p/>
          </table:table-cell>
        </table:table-row>
        <table:table-row table:style-name="ro1" table:number-rows-repeated="22">
          <table:table-cell/>
          <table:table-cell table:style-name="ce3"/>
          <table:table-cell table:style-name="ce44"/>
          <table:table-cell table:style-name="ce45" table:number-columns-repeated="19"/>
        </table:table-row>
        <table:table-row table:style-name="ro1" table:number-rows-repeated="1048548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Formular 2'.C6:'Formular 2'.C27">
            <calcext:condition calcext:apply-style-name="ConditionalStyle_12" calcext:value="=&quot;[    ]&quot;" calcext:base-cell-address="'Formular 2'.C6"/>
            <calcext:condition calcext:apply-style-name="ConditionalStyle_11" calcext:value="=&quot;[    ]&quot;" calcext:base-cell-address="'Formular 2'.C6"/>
            <calcext:condition calcext:apply-style-name="ConditionalStyle_10" calcext:value="=&quot;   &quot;" calcext:base-cell-address="'Formular 2'.C6"/>
          </calcext:conditional-format>
          <calcext:conditional-format calcext:target-range-address="'Formular 2'.D6:'Formular 2'.V27">
            <calcext:condition calcext:apply-style-name="ConditionalStyle_9" calcext:value="=&quot;[    ]&quot;" calcext:base-cell-address="'Formular 2'.D6"/>
            <calcext:condition calcext:apply-style-name="ConditionalStyle_8" calcext:value="=&quot;[    ]&quot;" calcext:base-cell-address="'Formular 2'.D6"/>
            <calcext:condition calcext:apply-style-name="ConditionalStyle_7" calcext:value="=&quot;   &quot;" calcext:base-cell-address="'Formular 2'.D6"/>
          </calcext:conditional-format>
        </calcext:conditional-formats>
      </table:table>
      <table:table table:name="Formular 3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Aufgabe: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 office:value-type="string" calcext:value-type="string">
            <text:p>Takt / Clock Cycle (CC)</text:p>
          </table:table-cell>
          <table:table-cell table:style-name="ce6" table:number-columns-repeated="18"/>
          <table:table-cell table:style-name="ce32"/>
        </table:table-row>
        <table:table-row table:style-name="ro1">
          <table:table-cell/>
          <table:table-cell table:style-name="ce2" office:value-type="string" calcext:value-type="string">
            <text:p>Befeh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5]+1" office:value-type="float" office:value="2" calcext:value-type="float">
            <text:p/>
          </table:table-cell>
          <table:table-cell table:style-name="ce3" table:formula="of:=[.D5]+1" office:value-type="float" office:value="3" calcext:value-type="float">
            <text:p/>
          </table:table-cell>
          <table:table-cell table:style-name="ce3" table:formula="of:=[.E5]+1" office:value-type="float" office:value="4" calcext:value-type="float">
            <text:p/>
          </table:table-cell>
          <table:table-cell table:style-name="ce3" table:formula="of:=[.F5]+1" office:value-type="float" office:value="5" calcext:value-type="float">
            <text:p/>
          </table:table-cell>
          <table:table-cell table:style-name="ce3" table:formula="of:=[.G5]+1" office:value-type="float" office:value="6" calcext:value-type="float">
            <text:p/>
          </table:table-cell>
          <table:table-cell table:style-name="ce3" table:formula="of:=[.H5]+1" office:value-type="float" office:value="7" calcext:value-type="float">
            <text:p/>
          </table:table-cell>
          <table:table-cell table:style-name="ce3" table:formula="of:=[.I5]+1" office:value-type="float" office:value="8" calcext:value-type="float">
            <text:p/>
          </table:table-cell>
          <table:table-cell table:style-name="ce3" table:formula="of:=[.J5]+1" office:value-type="float" office:value="9" calcext:value-type="float">
            <text:p/>
          </table:table-cell>
          <table:table-cell table:style-name="ce3" table:formula="of:=[.K5]+1" office:value-type="float" office:value="10" calcext:value-type="float">
            <text:p/>
          </table:table-cell>
          <table:table-cell table:style-name="ce3" table:formula="of:=[.L5]+1" office:value-type="float" office:value="11" calcext:value-type="float">
            <text:p/>
          </table:table-cell>
          <table:table-cell table:style-name="ce3" table:formula="of:=[.M5]+1" office:value-type="float" office:value="12" calcext:value-type="float">
            <text:p/>
          </table:table-cell>
          <table:table-cell table:style-name="ce3" table:formula="of:=[.N5]+1" office:value-type="float" office:value="13" calcext:value-type="float">
            <text:p/>
          </table:table-cell>
          <table:table-cell table:style-name="ce3" table:formula="of:=[.O5]+1" office:value-type="float" office:value="14" calcext:value-type="float">
            <text:p/>
          </table:table-cell>
          <table:table-cell table:style-name="ce3" table:formula="of:=[.P5]+1" office:value-type="float" office:value="15" calcext:value-type="float">
            <text:p/>
          </table:table-cell>
          <table:table-cell table:style-name="ce3" table:formula="of:=[.Q5]+1" office:value-type="float" office:value="16" calcext:value-type="float">
            <text:p/>
          </table:table-cell>
          <table:table-cell table:style-name="ce3" table:formula="of:=[.R5]+1" office:value-type="float" office:value="17" calcext:value-type="float">
            <text:p/>
          </table:table-cell>
          <table:table-cell table:style-name="ce3" table:formula="of:=[.S5]+1" office:value-type="float" office:value="18" calcext:value-type="float">
            <text:p/>
          </table:table-cell>
          <table:table-cell table:style-name="ce3" table:formula="of:=[.T5]+1" office:value-type="float" office:value="19" calcext:value-type="float">
            <text:p/>
          </table:table-cell>
          <table:table-cell table:style-name="ce3" table:formula="of:=[.U5]+1" office:value-type="float" office:value="20" calcext:value-type="float">
            <text:p/>
          </table:table-cell>
        </table:table-row>
        <table:table-row table:style-name="ro1" table:number-rows-repeated="22">
          <table:table-cell/>
          <table:table-cell table:style-name="ce3"/>
          <table:table-cell table:style-name="ce46"/>
          <table:table-cell table:style-name="ce47" table:number-columns-repeated="19"/>
        </table:table-row>
        <table:table-row table:style-name="ro1" table:number-rows-repeated="1048548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Formular 3'.C6:'Formular 3'.C27">
            <calcext:condition calcext:apply-style-name="ConditionalStyle_6" calcext:value="=&quot;[    ]&quot;" calcext:base-cell-address="'Formular 3'.C6"/>
            <calcext:condition calcext:apply-style-name="ConditionalStyle_5" calcext:value="=&quot;[    ]&quot;" calcext:base-cell-address="'Formular 3'.C6"/>
            <calcext:condition calcext:apply-style-name="ConditionalStyle_4" calcext:value="=&quot;   &quot;" calcext:base-cell-address="'Formular 3'.C6"/>
          </calcext:conditional-format>
          <calcext:conditional-format calcext:target-range-address="'Formular 3'.D6:'Formular 3'.V27">
            <calcext:condition calcext:apply-style-name="ConditionalStyle_3" calcext:value="=&quot;[    ]&quot;" calcext:base-cell-address="'Formular 3'.D6"/>
            <calcext:condition calcext:apply-style-name="ConditionalStyle_2" calcext:value="=&quot;[    ]&quot;" calcext:base-cell-address="'Formular 3'.D6"/>
            <calcext:condition calcext:apply-style-name="ConditionalStyle_1" calcext:value="=&quot;   &quot;" calcext:base-cell-address="'Formular 3'.D6"/>
          </calcext:conditional-format>
        </calcext:conditional-formats>
      </table:table>
      <table:table table:name="Parameter" table:style-name="ta4"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orgabe der Pipeline-Stufen: Klassische 5-Stufen RISC Pipeli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table:style-name="ce48" office:value-type="string" calcext:value-type="string">
            <text:p>[ <text:s text:c="3"/>]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6" style:display-name="ConditionalStyle_16" style:family="table-cell" style:parent-style-name="Default">
      <style:table-cell-properties fo:background-color="#ff0000"/>
      <style:text-properties fo:color="#ff000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5" style:display-name="ConditionalStyle_15" style:family="table-cell" style:parent-style-name="Default">
      <style:table-cell-properties fo:background-color="#ff0000"/>
      <style:text-properties fo:color="#ff0000"/>
    </style:style>
    <style:style style:name="ConditionalStyle_5f_14" style:display-name="ConditionalStyle_14" style:family="table-cell" style:parent-style-name="Default">
      <style:table-cell-properties fo:background-color="#ff000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ff0000"/>
      <style:text-properties fo:color="#ff000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ff0000"/>
    </style:style>
    <style:style style:name="ConditionalStyle_5f_9" style:display-name="ConditionalStyle_9" style:family="table-cell" style:parent-style-name="Default">
      <style:table-cell-properties fo:background-color="#ff0000"/>
      <style:text-properties fo:color="#ff00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ff0000"/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ff0000"/>
      <style:text-properties fo:color="#ff00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 style:data-style-name="N2" text:time-value="09:18:15.048738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ular_20_1" style:display-name="PageStyle_Formula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r_20_2" style:display-name="PageStyle_Formula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r_20_3" style:display-name="PageStyle_Formula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" style:display-name="PageStyle_Paramet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4-05-20T10:39:56.018012969</dc:date>
    <meta:editing-duration>PT13H6M2S</meta:editing-duration>
    <meta:generator>LibreOffice/4.2.3.3$Linux_X86_64 LibreOffice_project/420m0$Build-3</meta:generator>
    <meta:editing-cycles>9</meta:editing-cycles>
    <meta:document-statistic meta:table-count="4" meta:cell-count="1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